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table:style-name="ce1" office:value-type="date" office:date-value="2022-11-03" calcext:value-type="date">
            <text:p>11/03/22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days in future</text:p>
          </table:table-cell>
        </table:table-row>
        <table:table-row table:style-name="ro1">
          <table:table-cell table:style-name="ce1" office:value-type="date" office:date-value="2050-03-21" calcext:value-type="date">
            <text:p>03/21/50</text:p>
          </table:table-cell>
          <table:table-cell office:value-type="string" calcext:value-type="string">
            <text:p>future day in date forma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nth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table:style-name="ce1" office:value-type="date" office:date-value="2900-12-31" calcext:value-type="date">
            <text:p>12/31/00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days in future</text:p>
          </table:table-cell>
        </table:table-row>
        <table:table-row table:style-name="ro1">
          <table:table-cell table:style-name="ce1" office:value-type="date" office:date-value="3010-07-08" calcext:value-type="date">
            <text:p>07/08/10</text:p>
          </table:table-cell>
          <table:table-cell office:value-type="string" calcext:value-type="string">
            <text:p>future day in date forma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n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table:style-name="ce1" office:value-type="date" office:date-value="1989-03-01" calcext:value-type="date">
            <text:p>03/01/89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days in future</text:p>
          </table:table-cell>
        </table:table-row>
        <table:table-row table:style-name="ro1">
          <table:table-cell table:style-name="ce1" office:value-type="date" office:date-value="1997-05-18" calcext:value-type="date">
            <text:p>05/18/97</text:p>
          </table:table-cell>
          <table:table-cell office:value-type="string" calcext:value-type="string">
            <text:p>future day in date form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3:03:07.469526509</meta:creation-date>
    <dc:date>2022-11-03T13:07:08.952707011</dc:date>
    <meta:editing-duration>PT3M53S</meta:editing-duration>
    <meta:editing-cycles>2</meta:editing-cycles>
    <meta:generator>LibreOffice/7.4.2.3$Linux_X86_64 LibreOffice_project/40$Build-3</meta:generator>
    <meta:document-statistic meta:table-count="1" meta:cell-count="36" meta:object-count="0"/>
  </office:meta>
</office:document-meta>
</file>